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Standard">
      <style:table-properties style:width="7.3472in" style:page-number="auto" table:align="center" style:writing-mode="lr-tb"/>
    </style:style>
    <style:style style:name="Table1.A" style:family="table-column">
      <style:table-column-properties style:column-width="6.125in"/>
    </style:style>
    <style:style style:name="Table1.B" style:family="table-column">
      <style:table-column-properties style:column-width="0.0285in"/>
    </style:style>
    <style:style style:name="Table1.C" style:family="table-column">
      <style:table-column-properties style:column-width="1.1938in"/>
    </style:style>
    <style:style style:name="Table1.1" style:family="table-row">
      <style:table-row-properties style:min-row-height="0.016in" fo:keep-together="always"/>
    </style:style>
    <style:style style:name="Table1.A1" style:family="table-cell">
      <style:table-cell-properties style:vertical-align="top" fo:padding-left="0.0556in" fo:padding-right="0.0556in" fo:padding-top="0in" fo:padding-bottom="0in" fo:border="none" style:writing-mode="lr-tb"/>
    </style:style>
    <style:style style:name="Table1.21" style:family="table-row">
      <style:table-row-properties style:min-row-height="0.0556in" fo:keep-together="always"/>
    </style:style>
    <style:style style:name="P1" style:family="paragraph" style:parent-style-name="Standard">
      <style:text-properties fo:font-weight="bold" style:font-weight-asian="bold" style:font-size-complex="10pt"/>
    </style:style>
    <style:style style:name="P2" style:family="paragraph" style:parent-style-name="Standard">
      <style:paragraph-properties style:snap-to-layout-grid="false"/>
      <style:text-properties fo:text-transform="uppercase" fo:font-size="12pt" fo:font-weight="bold" style:font-size-asian="12pt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b648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fo:font-style="italic" fo:font-weight="bold" style:font-style-asian="italic" style:font-weight-asian="bold"/>
    </style:style>
    <style:style style:name="P8" style:family="paragraph" style:parent-style-name="Standard">
      <style:text-properties fo:font-size="2pt" fo:font-weight="bold" style:font-size-asian="2pt" style:font-weight-asian="bold" style:font-size-complex="2pt"/>
    </style:style>
    <style:style style:name="P9" style:family="paragraph" style:parent-style-name="Standard">
      <style:text-properties fo:font-size="1pt" style:font-size-asian="1pt" style:font-size-complex="1pt"/>
    </style:style>
    <style:style style:name="P10" style:family="paragraph" style:parent-style-name="Standard">
      <style:paragraph-properties fo:text-align="end" style:justify-single-word="false" style:snap-to-layout-grid="false"/>
      <style:text-properties fo:font-size="10pt" fo:font-weight="bold" officeooo:rsid="000b6481" officeooo:paragraph-rsid="000b6481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size="10pt" fo:font-weight="bold" officeooo:rsid="000b6481" officeooo:paragraph-rsid="000b6481" style:font-size-asian="10pt" style:font-weight-asian="bold" style:font-size-complex="10pt" style:font-weight-complex="bold"/>
    </style:style>
    <style:style style:name="P12" style:family="paragraph" style:parent-style-name="Standard" style:list-style-name="WW8Num3">
      <style:paragraph-properties fo:margin-left="0.25in" fo:margin-right="0in" fo:text-align="center" style:justify-single-word="false" fo:text-indent="-0.2571in" style:auto-text-indent="false"/>
      <style:text-properties fo:font-size="11pt" fo:font-weight="bold" officeooo:paragraph-rsid="000b6481" style:font-size-asian="11pt" style:font-weight-asian="bold" style:font-size-complex="11pt"/>
    </style:style>
    <style:style style:name="P13" style:family="paragraph" style:parent-style-name="details_20_w_2f_bullets_20_1">
      <style:paragraph-properties fo:margin-left="0.25in" fo:margin-right="0in" fo:text-indent="-0.2571in" style:auto-text-indent="false"/>
    </style:style>
    <style:style style:name="P14" style:family="paragraph" style:parent-style-name="details_20_w_2f_bullets_20_1">
      <style:paragraph-properties fo:margin-left="0.25in" fo:margin-right="0in" fo:text-indent="-0.2571in" style:auto-text-indent="false"/>
      <style:text-properties officeooo:paragraph-rsid="000b6481"/>
    </style:style>
    <style:style style:name="P15" style:family="paragraph" style:parent-style-name="details_20_w_2f_bullets_20_1">
      <style:paragraph-properties fo:margin-left="0.2429in" fo:margin-right="0in" fo:text-indent="-0.25in" style:auto-text-indent="false"/>
    </style:style>
    <style:style style:name="P16" style:family="paragraph" style:parent-style-name="details_20_w_2f_bullets_20_1" style:list-style-name="WW8Num3">
      <style:paragraph-properties fo:margin-left="0in" fo:margin-right="0in" fo:text-align="center" style:justify-single-word="false" fo:text-indent="0in" style:auto-text-indent="false"/>
      <style:text-properties fo:font-size="11pt" fo:font-weight="bold" officeooo:paragraph-rsid="000b6481" style:font-size-asian="11pt" style:font-weight-asian="bold" style:font-size-complex="11pt"/>
    </style:style>
    <style:style style:name="P17" style:family="paragraph" style:parent-style-name="details_20_w_2f_bullets_20_1" style:list-style-name="">
      <style:paragraph-properties fo:margin-left="0.25in" fo:margin-right="0in" fo:text-align="center" style:justify-single-word="false" fo:text-indent="-0.1701in" style:auto-text-indent="false"/>
      <style:text-properties fo:font-size="11pt" fo:font-weight="bold" style:font-size-asian="11pt" style:font-weight-asian="bold" style:font-size-complex="11pt"/>
    </style:style>
    <style:style style:name="P18" style:family="paragraph" style:parent-style-name="details_20_w_2f_bullets_20_1">
      <style:paragraph-properties fo:margin-left="-0.0071in" fo:margin-right="0in" fo:text-indent="0in" style:auto-text-indent="false"/>
    </style:style>
    <style:style style:name="P19" style:family="paragraph" style:parent-style-name="name">
      <style:text-properties fo:font-size="14pt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b3d1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style:font-style-asian="italic" style:font-name-complex="Calibri" style:font-style-complex="italic"/>
    </style:style>
    <style:style style:name="T10" style:family="text">
      <style:text-properties fo:font-size="8pt" fo:font-weight="bold" style:font-size-asian="8pt" style:font-weight-asian="bold" style:font-name-complex="Calibri" style:font-size-complex="8pt"/>
    </style:style>
    <style:style style:name="T11" style:family="text">
      <style:text-properties style:font-size-complex="10pt" style:font-weight-complex="bold"/>
    </style:style>
    <style:style style:name="T12" style:family="text">
      <style:text-properties style:font-weight-complex="bold"/>
    </style:style>
    <style:style style:name="T13" style:family="text">
      <style:text-properties officeooo:rsid="000b6481" style:font-weight-complex="bold"/>
    </style:style>
    <style:style style:name="T14" style:family="text">
      <style:text-properties style:font-name-complex="Calibri"/>
    </style:style>
    <style:style style:name="T15" style:family="text">
      <style:text-properties officeooo:rsid="000b6481"/>
    </style:style>
    <style:style style:name="T16" style:family="text">
      <style:text-properties style:use-window-font-color="true" loext:opacity="0%" style:font-name="Times New Roman" fo:language="en" fo:country="US" style:font-name-asian="Times New Roman" style:font-name-complex="Times New Roman" style:language-complex="ar" style:country-complex="SA"/>
    </style:style>
    <style:style style:name="T17" style:family="text">
      <style:text-properties style:use-window-font-color="true" loext:opacity="0%" style:font-name="Times New Roman" fo:language="en" fo:country="US" officeooo:rsid="000b6481" style:font-name-asian="Times New Roman" style:font-name-complex="Times New Roman" style:language-complex="ar" style:country-complex="SA"/>
    </style:style>
    <style:style style:name="T18" style:family="text">
      <style:text-properties style:use-window-font-color="true" loext:opacity="0%" style:font-name="Times New Roman" fo:language="en" fo:country="US" fo:font-weight="normal" officeooo:rsid="000b6481" style:font-name-asian="Times New Roman" style:font-weight-asian="normal" style:font-name-complex="Times New Roman" style:language-complex="ar" style:country-complex="SA" style:font-weight-complex="normal"/>
    </style:style>
    <style:style style:name="T19" style:family="text">
      <style:text-properties style:use-window-font-color="true" loext:opacity="0%" style:font-name="Times New Roman" fo:font-size="10pt" fo:language="en" fo:country="US" fo:font-weight="normal" officeooo:rsid="000b648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Times New Roman" fo:font-size="10pt" fo:language="en" fo:country="US" officeooo:rsid="000bb3d1" style:font-name-asian="Times New Roman" style:font-size-asian="10pt" style:font-name-complex="Times New Roman" style:font-size-complex="12pt" style:language-complex="ar" style:country-complex="SA"/>
    </style:style>
    <style:style style:name="T21" style:family="text">
      <style:text-properties fo:font-weight="normal" officeooo:rsid="000b6481" style:font-weight-asian="normal" style:font-weight-complex="normal"/>
    </style:style>
    <style:style style:name="T22" style:family="text">
      <style:text-properties fo:font-size="10pt" fo:font-weight="normal" officeooo:rsid="000b6481" style:font-size-asian="10pt" style:font-weight-asian="normal" style:font-size-complex="10pt" style:font-weight-complex="normal"/>
    </style:style>
    <style:style style:name="T23" style:family="text">
      <style:text-properties officeooo:rsid="000bb3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9">Furkan kilicasla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address">Los Angeles, CA | 610-555-1212 | furkankilicaslan@gmail.com</text:p>
            <text:p text:style-name="address"><text:a xlink:type="simple" xlink:href="http://www.klcsln.com/" text:style-name="Internet_20_link" text:visited-style-name="Visited_20_Internet_20_Link"><text:span text:style-name="Internet_20_link">www.klcsln.com</text:span></text:a> | <text:a xlink:type="simple" xlink:href="https://github.com/Klcsln" text:style-name="Internet_20_link" text:visited-style-name="Visited_20_Internet_20_Link"><text:span text:style-name="Internet_20_link">https://github.com/Klcsln</text:span></text:a> | <text:a xlink:type="simple" xlink:href="http://www.linkedin.com/in/klcsln/" text:style-name="Internet_20_link" text:visited-style-name="Visited_20_Internet_20_Link"><text:span text:style-name="Internet_20_link">www.linkedin.com/in/klcsln/</text:span></text:a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2"/>
            <text:p text:style-name="P3"><text:span text:style-name="T7">EDUCATION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Standard"><text:span text:style-name="T7"/></text:p>
            <text:p text:style-name="Standard"><text:span text:style-name="T2">UNIVERSITY OF SOUTHERN CALIFORNIA</text:span></text:p>
            <text:p text:style-name="Standard"><text:span text:style-name="T8">M.S. in Computer Science</text:span></text:p>
          </table:table-cell>
          <table:covered-table-cell/>
          <table:table-cell table:style-name="Table1.A1" office:value-type="string">
            <text:p text:style-name="Standard"><text:span text:style-name="T8"/></text:p>
            <text:p text:style-name="Standard"><text:span text:style-name="T2"><text:s text:c="2"/>Los Angeles, CA</text:span></text:p>
            <text:p text:style-name="P5"><text:span text:style-name="T2">2019-2021</text:span></text:p>
          </table:table-cell>
        </table:table-row>
        <table:table-row table:style-name="Table1.1">
          <table:table-cell table:style-name="Table1.A1" table:number-columns-spanned="3" office:value-type="string">
            <text:list xml:id="list4025940051" text:style-name="WW8Num3">
              <text:list-header>
                <text:p text:style-name="P13"><text:span text:style-name="T2">- </text:span>Fulbright Master’s Scholar, 1 out of ~70 scholars from the Fulbright Turkey cohort of 2019</text:p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Standard"><text:span text:style-name="T3"/></text:p>
            <text:p text:style-name="Standard"><text:span text:style-name="T3">BAHCESEHIR UNIVERSITY</text:span></text:p>
            <text:p text:style-name="Standard"><text:span text:style-name="T8">B.S. in Genetics &amp; Bioinformatics, Double Major in Computer Engineering</text:span></text:p>
          </table:table-cell>
          <table:covered-table-cell/>
          <table:table-cell table:style-name="Table1.A1" office:value-type="string">
            <text:p text:style-name="P7"/>
            <text:p text:style-name="P5"><text:span text:style-name="T2">Istanbul, TR</text:span></text:p>
            <text:p text:style-name="P5"><text:span text:style-name="T2">2014-2019</text:span></text:p>
          </table:table-cell>
        </table:table-row>
        <table:table-row table:style-name="Table1.1">
          <table:table-cell table:style-name="Table1.A1" table:number-columns-spanned="3" office:value-type="string">
            <text:list xml:id="list202130988904373" text:continue-numbering="true" text:style-name="WW8Num3">
              <text:list-header>
                <text:p text:style-name="P13"><text:span text:style-name="T2">- </text:span>Two times participant of Erasmus Exchange Program; Major in Computer Science, University of Hertfordshire (2017), UK and Major in Computer Science, Berlin Technical University (2018), DE</text:p>
                <text:p text:style-name="P14"><text:span text:style-name="T4">- </text:span>Member of BAU IO Organization, an independent software development club, co-leading a small game development team</text:p>
                <text:p text:style-name="P14"><text:s/></text:p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3"><text:span text:style-name="T7">WORK EXPERIENCE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>TREYARCH</text:p>
            <text:p text:style-name="P11">Audio Software Engineering Inter<text:span text:style-name="T23">n</text:span></text:p>
          </table:table-cell>
          <table:table-cell table:style-name="Table1.A1" table:number-columns-spanned="2" office:value-type="string">
            <text:p text:style-name="P10">Los Angeles, CA</text:p>
            <text:p text:style-name="P10"><text:s text:c="6"/>5/2021-/9/2021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202131857099611" text:continue-numbering="true" text:style-name="WW8Num3">
              <text:list-header>
                <text:p text:style-name="details_20_w_2f_bullets_20_1">- <text:span text:style-name="T22">Programming </text:span><text:span text:style-name="T19">new features for internal development tools.</text:span></text:p>
                <text:p text:style-name="details_20_w_2f_bullets_20_1">- Designing and developing a multiplayer game mode.</text:p>
                <text:p text:style-name="details_20_w_2f_bullets_20_1">- Improving core sound engine <text:span text:style-name="T20">features</text:span> <text:span text:style-name="T23">for Call of Duty engine.</text:span></text:p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">TALEWORLDS ENTERTAINMENT</text:p>
            <text:p text:style-name="Standard"><text:span text:style-name="T2">Software Engineer</text:span><text:span text:style-name="T5">ing</text:span><text:span text:style-name="T2"> Intern</text:span></text:p>
          </table:table-cell>
          <table:covered-table-cell/>
          <table:table-cell table:style-name="Table1.A1" office:value-type="string">
            <text:p text:style-name="P5"><text:span text:style-name="T2">Ankara, TR</text:span></text:p>
            <text:p text:style-name="P5"><text:span text:style-name="T2">6/2020-9/2020</text:span></text:p>
          </table:table-cell>
        </table:table-row>
        <table:table-row table:style-name="Table1.1">
          <table:table-cell table:style-name="Table1.A1" table:number-columns-spanned="3" office:value-type="string">
            <text:list xml:id="list202131314833567" text:continue-numbering="true" text:style-name="WW8Num3">
              <text:list-header>
                <text:p text:style-name="P15"><text:span text:style-name="T10">- </text:span><text:span text:style-name="T14">Prototyped and implemented gameplay features, modules, and systems for </text:span><text:a xlink:type="simple" xlink:href="https://store.steampowered.com/app/261550/Mount__Blade_II_Bannerlord/" text:style-name="Internet_20_link" text:visited-style-name="Visited_20_Internet_20_Link"><text:span text:style-name="Internet_20_link"><text:span text:style-name="T9">Mount &amp; Blade: Bannerlord II</text:span></text:span></text:a><text:a xlink:type="simple" xlink:href="https://store.steampowered.com/app/261550/Mount__Blade_II_Bannerlord/" text:style-name="Internet_20_link" text:visited-style-name="Visited_20_Internet_20_Link"><text:span text:style-name="Internet_20_link"><text:span text:style-name="T14">.</text:span></text:span></text:a></text:p>
                <text:p text:style-name="P15">- Developed in-house tools for the design team, standardizing XML data source formats.</text:p>
                <text:p text:style-name="P15">- Directed and programmed a cinematic prototype to be used as a benchmark for a major chip manufacturing company.</text:p>
              </text:list-header>
            </text:list>
            <text:p text:style-name="P17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02131671761471" text:continue-numbering="true" text:style-name="WW8Num3">
              <text:list-header>
                <text:p text:style-name="P16">PROJECTS</text:p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THE TRIALS OF SNOWSHOE THOMPSON</text:span></text:p>
            <text:p text:style-name="Standard"><text:span text:style-name="T2">Sound Design Lead &amp; Audio Programmer</text:span></text:p>
            <text:p text:style-name="P8"/>
          </table:table-cell>
          <table:covered-table-cell/>
          <table:table-cell table:style-name="Table1.A1" office:value-type="string">
            <text:p text:style-name="P5"><text:span text:style-name="T2">Los Angeles, CA</text:span></text:p>
            <text:p text:style-name="P5"><text:span text:style-name="T2">2020-Present</text:span></text:p>
          </table:table-cell>
        </table:table-row>
        <table:table-row table:style-name="Table1.1">
          <table:table-cell table:style-name="Table1.A1" table:number-columns-spanned="3" office:value-type="string">
            <text:list xml:id="list202132712904652" text:continue-numbering="true" text:style-name="WW8Num3">
              <text:list-header>
                <text:p text:style-name="P15"><text:span text:style-name="T2">- </text:span>Managing the audio production pipeline from sound design to gameplay implementations.</text:p>
                <text:p text:style-name="P15">- Programming all SFX, Music and Mixer implementations in Unity with C#.</text:p>
                <text:p text:style-name="P15">- Creating and ensuring the right vision for game audio needs, communicating with other team leads and production.</text:p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Standard"><text:a xlink:type="simple" xlink:href="https://store.steampowered.com/app/1382200/Liquidators/" text:style-name="Internet_20_link" text:visited-style-name="Visited_20_Internet_20_Link"><text:span text:style-name="Internet_20_link"><text:span text:style-name="T3">LIQUIDATORS</text:span></text:span></text:a><text:span text:style-name="T3"> (+96% Positive Reviews on Steam)</text:span></text:p>
            <text:p text:style-name="Standard"><text:span text:style-name="T2">Level Design Lead</text:span></text:p>
            <text:p text:style-name="P8"/>
          </table:table-cell>
          <table:covered-table-cell/>
          <table:table-cell table:style-name="Table1.A1" office:value-type="string">
            <text:p text:style-name="P5"><text:span text:style-name="T2">Los Angeles, CA</text:span></text:p>
            <text:p text:style-name="P5"><text:span text:style-name="T2">2019-2020</text:span></text:p>
          </table:table-cell>
        </table:table-row>
        <table:table-row table:style-name="Table1.1">
          <table:table-cell table:style-name="Table1.A1" table:number-columns-spanned="3" office:value-type="string">
            <text:list xml:id="list202132451083854" text:continue-numbering="true" text:style-name="WW8Num3">
              <text:list-header>
                <text:p text:style-name="P15"><text:span text:style-name="T2">- </text:span>Led level design for the USC Film School Thesis Project, Liquidators, as well as providing guidance with technical issues.</text:p>
                <text:p text:style-name="P15">- Designed and tested levels, from prototyping and blocking out to level dressing and prop placements.</text:p>
                <text:p text:style-name="P15">- Mentored teammates on level design and Unreal Engine 4 workflows.</text:p>
                <text:p text:style-name="P18"/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4"><text:span text:style-name="T7">COURSEWORK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Standard"><text:span text:style-name="T7"/></text:p>
            <text:p text:style-name="Standard"><text:span text:style-name="T7">Game Engine Development: </text:span><text:span text:style-name="T11">Developed frustum culling, gameplay and an audio engine with 3D spatial audio and digital signal processing capabilities using FMOD C++ API for a basic 3D game engine.</text:span></text:p>
            <text:p text:style-name="Standard"><text:span text:style-name="T7">Medieval Prime: </text:span><text:span text:style-name="T11">Designed and programmed a medieval themed, risk based endless runner game in Unity leading a team of four engineers and two product managers, mixing elements of town building with endless runner games.</text:span></text:p>
            <text:p text:style-name="Standard"><text:span text:style-name="T7">Game Studio: </text:span><text:span text:style-name="T11">Designed a 2D game with parallel universe mechanics, prepared a game design document and pitched to class.</text:span></text:p>
            <text:p text:style-name="Standard"><text:span text:style-name="T7">Mobile Computing: </text:span><text:span text:style-name="T11">Developed a math education game for kids on iOS using Swift.</text:span></text:p>
            <text:p text:style-name="Standard"><text:span text:style-name="T7">Game Development with CryEngine: </text:span><text:span text:style-name="T11">Designed an island game level using CryEngine 3 utilizing state of the art level design methods and standard library assets.</text:span></text:p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02130854353083" text:continue-numbering="true" text:style-name="WW8Num3">
              <text:list-header>
                <text:p text:style-name="P12">ADDITIONAL INFORMATION</text:p>
              </text:list-header>
            </text:list>
          </table:table-cell>
          <table:covered-table-cell/>
          <table:covered-table-cell/>
        </table:table-row>
        <table:table-row table:style-name="Table1.21">
          <table:table-cell table:style-name="Table1.A1" table:number-columns-spanned="3" office:value-type="string">
            <text:list xml:id="list202130950724355" text:continue-numbering="true" text:style-name="WW8Num3">
              <text:list-header>
                <text:p text:style-name="P13"><text:span text:style-name="T2"/></text:p>
                <text:p text:style-name="P13"><text:span text:style-name="T2">About Me: </text:span><text:span text:style-name="T12">Got my bicycle crushed by a tank, backpacked alone through Spain, Visited Chernobyl Nuclear Power Plant, Played over 5000 hours of video games</text:span></text:p>
                <text:p text:style-name="P13"><text:span text:style-name="T2">Technical Skills: </text:span><text:span text:style-name="T12">C++, C#, Python, Javascript, </text:span><text:span text:style-name="T13">Lua,</text:span><text:span text:style-name="T12"> Bash, </text:span><text:span text:style-name="T13">PS4 Development, </text:span><text:span text:style-name="T12">Unreal Engine, Unity, FMOD, Blender, Substance, Git, Perforce, Audacity, 3D Math, JIRA, Agile, Visual Studio Debugging, React, Node.js, </text:span><text:span text:style-name="T13">Windows Forms</text:span></text:p>
                <text:p text:style-name="P13"><text:span text:style-name="T2">Languages:</text:span> Turkish (Native), English (Fluent), German (Basic), Spanish (Basic), Polish (Basic)</text:p>
              </text:list-header>
            </text:list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address" style:family="paragraph" style:parent-style-name="Standard">
      <style:paragraph-properties fo:text-align="center" style:justify-single-word="false"/>
      <style:text-properties fo:font-size="10pt" style:font-name-asian="Times New Roman" style:font-family-asian="'Times New Roman'" style:font-family-generic-asian="roman" style:font-pitch-asian="variable" style:font-size-asian="10pt" style:language-complex="ar" style:country-complex="SA"/>
    </style:style>
    <style:style style:name="dates" style:family="paragraph" style:parent-style-name="Standard">
      <style:paragraph-properties fo:text-align="end" style:justify-single-word="false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size-complex="10pt" style:language-complex="ar" style:country-complex="SA" style:font-weight-complex="bold"/>
    </style:style>
    <style:style style:name="details" style:family="paragraph" style:parent-style-name="Standard">
      <style:paragraph-properties fo:margin-left="0.0799in" fo:margin-right="0in" fo:text-indent="0in" style:auto-text-indent="false">
        <style:tab-stops>
          <style:tab-stop style:position="0.25in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size-complex="10pt" style:language-complex="ar" style:country-complex="SA"/>
    </style:style>
    <style:style style:name="details_20_w_2f_bullets_20_1" style:display-name="details w/bullets 1" style:family="paragraph" style:parent-style-name="Standard" style:list-style-name="WW8Num3"/>
    <style:style style:name="details_20_w_2f_bullets_20_2" style:display-name="details w/bullets 2" style:family="paragraph" style:parent-style-name="details_20_w_2f_bullets_20_1" style:list-style-name="WW8Num7">
      <style:paragraph-properties fo:margin-left="0in" fo:margin-right="0in" fo:text-indent="0in" style:auto-text-indent="false"/>
    </style:style>
    <style:style style:name="institution_20_name" style:display-name="institution name" style:family="paragraph" style:parent-style-name="Standard">
      <style:paragraph-properties fo:margin-top="0.1252in" fo:margin-bottom="0in" style:contextual-spacing="false"/>
      <style:text-properties fo:text-transform="uppercase" fo:font-size="10pt" fo:font-weight="bold" style:font-name-asian="Times New Roman" style:font-family-asian="'Times New Roman'" style:font-family-generic-asian="roman" style:font-pitch-asian="variable" style:font-size-asian="10pt" style:font-weight-asian="bold" style:font-size-complex="10pt" style:language-complex="ar" style:country-complex="SA" style:font-weight-complex="bold"/>
    </style:style>
    <style:style style:name="job_20_title" style:display-name="job title" style:family="paragraph" style:parent-style-name="Standard"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size-complex="10pt" style:language-complex="ar" style:country-complex="SA" style:font-weight-complex="bold"/>
    </style:style>
    <style:style style:name="location" style:family="paragraph" style:parent-style-name="Standard">
      <style:paragraph-properties fo:margin-top="0.1252in" fo:margin-bottom="0in" style:contextual-spacing="false" fo:text-align="end" style:justify-single-word="false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size-complex="10pt" style:language-complex="ar" style:country-complex="SA" style:font-weight-complex="bold"/>
    </style:style>
    <style:style style:name="name" style:family="paragraph" style:parent-style-name="Standard">
      <style:paragraph-properties fo:text-align="center" style:justify-single-word="false"/>
      <style:text-properties fo:text-transform="uppercas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4pt" style:language-complex="ar" style:country-complex="SA" style:font-weight-complex="bold"/>
    </style:style>
    <style:style style:name="section_20_header" style:display-name="section header" style:family="paragraph" style:parent-style-name="Standard">
      <style:paragraph-properties fo:margin-top="0.1665in" fo:margin-bottom="0in" style:contextual-spacing="false" fo:text-align="center" style:justify-single-word="false"/>
      <style:text-properties fo:text-transform="uppercase" fo:font-size="12pt" fo:font-weight="bold" style:font-size-asian="12pt" style:font-weight-asian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_20_details_20_w_2f_bullets_20_1_20__2b__20_Bold" style:display-name="Style details w/bullets 1 + Bold" style:family="paragraph" style:parent-style-name="details_20_w_2f_bullets_20_1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location_20_Char" style:display-name="location Char" style:family="text">
      <style:text-properties fo:language="en" fo:country="US" fo:font-weight="bold" style:font-weight-asian="bold" style:language-complex="ar" style:country-complex="SA" style:font-weight-complex="bold"/>
    </style:style>
    <style:style style:name="details_20_w_2f_bullets_20_1_20_Char" style:display-name="details w/bullets 1 Char" style:family="text">
      <style:text-properties fo:language="en" fo:country="US" style:font-size-complex="12pt" style:language-complex="ar" style:country-complex="SA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yle_20_details_20_w_2f_bullets_20_1_20__2b__20_Bold_20_Char" style:display-name="Style details w/bullets 1 + Bold Char" style:family="text">
      <style:text-properties fo:language="en" fo:country="US" fo:font-weight="bold" style:font-weight-asian="bold" style:font-size-complex="12pt" style:language-complex="ar" style:country-complex="SA" style:font-weight-complex="bold"/>
    </style:style>
    <style:style style:name="apple-style-span" style:family="text"/>
    <style:style style:name="Unresolved_20_Mention" style:display-name="Unresolved Mention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5in" fo:text-indent="-0.15in" fo:margin-left="0.25in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1701in" fo:margin-left="0.25in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1701in" fo:margin-left="0.25in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626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sume template</dc:title>
    <dc:subject/>
    <meta:keyword/>
    <meta:initial-creator>avir</meta:initial-creator>
    <meta:creation-date>2009-10-03T00:16:00</meta:creation-date>
    <dc:date>2021-07-13T20:21:30.489000000</dc:date>
    <meta:print-date>2021-02-03T00:24:00</meta:print-date>
    <meta:editing-cycles>54</meta:editing-cycles>
    <meta:editing-duration>P6DT2H6M28S</meta:editing-duration>
    <meta:document-statistic meta:table-count="1" meta:image-count="0" meta:object-count="0" meta:page-count="1" meta:paragraph-count="58" meta:word-count="525" meta:character-count="3428" meta:non-whitespace-character-count="2972"/>
    <meta:generator>LibreOffice/7.1.4.2$Windows_X86_64 LibreOffice_project/a529a4fab45b75fefc5b6226684193eb000654f6</meta:generator>
  </office:meta>
</office:document-meta>
</file>